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-Hey!! Don't just scream out of nowhere like
that, Hamuko!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nd if you're going to check for echoes, at
least shout, “Ya-hoooh”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“Ya-hoooh“ is for mountains. On the sea, it's
definitely gotta be ”Aaaah!”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nd that's a death flag!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